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29.128cm" svg:height="18.373cm" svg:x="16.974cm" svg:y="1.093cm">
            <draw:object draw:notify-on-update-of-ranges="Tabelle1.C3:Tabelle1.C3 Tabelle1.D4:Tabelle1.D20 Tabelle1.E3:Tabelle1.E3 Tabelle1.E4:Tabelle1.E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office:value-type="float" office:value="-9157">
            <text:p>-9157</text:p>
          </table:table-cell>
          <table:table-cell office:value-type="float" office:value="9255">
            <text:p>925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Druck in hPa</text:p>
          </table:table-cell>
          <table:table-cell table:style-name="ce1"/>
          <table:table-cell table:style-name="ce1" office:value-type="string">
            <text:p>Hö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3.25">
            <text:p>1013,25</text:p>
          </table:table-cell>
          <table:table-cell table:formula="of:=[.C4]*100" office:value-type="float" office:value="101325">
            <text:p>101325</text:p>
          </table:table-cell>
          <table:table-cell office:value-type="float" office:value="0">
            <text:p>0</text:p>
          </table:table-cell>
          <table:table-cell table:formula="of:=([.D4]*[.$F$1])/1000+[.$G$1]*100" office:value-type="float" office:value="-2333.02500000002">
            <text:p>-2333,025</text:p>
          </table:table-cell>
          <table:table-cell table:formula="of:=[.F4]-[.F5]" office:value-type="float" office:value="-53696.648">
            <text:p>-53696,648</text:p>
          </table:table-cell>
        </table:table-row>
        <table:table-row table:style-name="ro1">
          <table:table-cell table:number-columns-repeated="2"/>
          <table:table-cell office:value-type="float" office:value="954.61">
            <text:p>954,61</text:p>
          </table:table-cell>
          <table:table-cell table:formula="of:=[.C5]*100" office:value-type="float" office:value="95461">
            <text:p>95461</text:p>
          </table:table-cell>
          <table:table-cell office:value-type="float" office:value="500">
            <text:p>500</text:p>
          </table:table-cell>
          <table:table-cell table:formula="of:=([.D5]*[.$F$1])/1000+[.$G$1]*100" office:value-type="float" office:value="51363.623">
            <text:p>51363,623</text:p>
          </table:table-cell>
          <table:table-cell table:formula="of:=[.F5]-[.F6]" office:value-type="float" office:value="-973691.057">
            <text:p>-973691,057</text:p>
          </table:table-cell>
        </table:table-row>
        <table:table-row table:style-name="ro1">
          <table:table-cell table:number-columns-repeated="2"/>
          <table:table-cell office:value-type="float" office:value="898.76">
            <text:p>898,76</text:p>
          </table:table-cell>
          <table:table-cell table:formula="of:=[.C6]*100" office:value-type="float" office:value="89876">
            <text:p>89876</text:p>
          </table:table-cell>
          <table:table-cell office:value-type="float" office:value="1000">
            <text:p>1000</text:p>
          </table:table-cell>
          <table:table-cell table:formula="of:=([.D6]*[.$F$1])/100+[.$G$1]*1000" office:value-type="float" office:value="1025054.68">
            <text:p>1025054,68</text:p>
          </table:table-cell>
          <table:table-cell table:formula="of:=[.F6]-[.F7]" office:value-type="float" office:value="-486969.260000001">
            <text:p>-486969,260000001</text:p>
          </table:table-cell>
        </table:table-row>
        <table:table-row table:style-name="ro1">
          <table:table-cell table:number-columns-repeated="2"/>
          <table:table-cell office:value-type="float" office:value="845.58">
            <text:p>845,58</text:p>
          </table:table-cell>
          <table:table-cell table:formula="of:=[.C7]*100" office:value-type="float" office:value="84558">
            <text:p>84558</text:p>
          </table:table-cell>
          <table:table-cell office:value-type="float" office:value="1500">
            <text:p>1500</text:p>
          </table:table-cell>
          <table:table-cell table:formula="of:=([.D7]*[.$F$1])/100+[.$G$1]*1000" office:value-type="float" office:value="1512023.94">
            <text:p>1512023,94</text:p>
          </table:table-cell>
          <table:table-cell table:formula="of:=[.F7]-[.F8]" office:value-type="float" office:value="-463344.199999999">
            <text:p>-463344,199999999</text:p>
          </table:table-cell>
        </table:table-row>
        <table:table-row table:style-name="ro1">
          <table:table-cell table:number-columns-repeated="2"/>
          <table:table-cell office:value-type="float" office:value="794.98">
            <text:p>794,98</text:p>
          </table:table-cell>
          <table:table-cell table:formula="of:=[.C8]*100" office:value-type="float" office:value="79498">
            <text:p>79498</text:p>
          </table:table-cell>
          <table:table-cell office:value-type="float" office:value="2000">
            <text:p>2000</text:p>
          </table:table-cell>
          <table:table-cell table:formula="of:=([.D8]*[.$F$1])/100+[.$G$1]*1000" office:value-type="float" office:value="1975368.14">
            <text:p>1975368,14</text:p>
          </table:table-cell>
          <table:table-cell table:formula="of:=[.F8]-[.F9]" office:value-type="float" office:value="-440634.840000001">
            <text:p>-440634,840000001</text:p>
          </table:table-cell>
        </table:table-row>
        <table:table-row table:style-name="ro1">
          <table:table-cell table:number-columns-repeated="2"/>
          <table:table-cell office:value-type="float" office:value="746.86">
            <text:p>746,86</text:p>
          </table:table-cell>
          <table:table-cell table:formula="of:=[.C9]*100" office:value-type="float" office:value="74686">
            <text:p>74686</text:p>
          </table:table-cell>
          <table:table-cell/>
          <table:table-cell table:formula="of:=([.D9]*[.$F$1])/100+[.$G$1]*1000" office:value-type="float" office:value="2416002.98">
            <text:p>2416002,98</text:p>
          </table:table-cell>
          <table:table-cell table:formula="of:=[.F9]-[.F10]" office:value-type="float" office:value="-418841.18">
            <text:p>-418841,18</text:p>
          </table:table-cell>
        </table:table-row>
        <table:table-row table:style-name="ro1">
          <table:table-cell table:number-columns-repeated="2"/>
          <table:table-cell office:value-type="float" office:value="701.12">
            <text:p>701,12</text:p>
          </table:table-cell>
          <table:table-cell table:formula="of:=[.C10]*100" office:value-type="float" office:value="70112">
            <text:p>70112</text:p>
          </table:table-cell>
          <table:table-cell/>
          <table:table-cell table:formula="of:=([.D10]*[.$F$1])/100+[.$G$1]*1000" office:value-type="float" office:value="2834844.16">
            <text:p>2834844,16</text:p>
          </table:table-cell>
          <table:table-cell table:formula="of:=[.F10]-[.F11]" office:value-type="float" office:value="-397780.08">
            <text:p>-397780,08</text:p>
          </table:table-cell>
        </table:table-row>
        <table:table-row table:style-name="ro1">
          <table:table-cell table:number-columns-repeated="2"/>
          <table:table-cell office:value-type="float" office:value="657.68">
            <text:p>657,68</text:p>
          </table:table-cell>
          <table:table-cell table:formula="of:=[.C11]*100" office:value-type="float" office:value="65768">
            <text:p>65768</text:p>
          </table:table-cell>
          <table:table-cell/>
          <table:table-cell table:formula="of:=([.D11]*[.$F$1])/100+[.$G$1]*1000" office:value-type="float" office:value="3232624.24">
            <text:p>3232624,24</text:p>
          </table:table-cell>
          <table:table-cell table:formula="of:=[.F11]-[.F12]" office:value-type="float" office:value="-377543.109999998">
            <text:p>-377543,109999998</text:p>
          </table:table-cell>
        </table:table-row>
        <table:table-row table:style-name="ro1">
          <table:table-cell table:number-columns-repeated="2"/>
          <table:table-cell office:value-type="float" office:value="616.45">
            <text:p>616,45</text:p>
          </table:table-cell>
          <table:table-cell table:formula="of:=[.C12]*100" office:value-type="float" office:value="61645">
            <text:p>61645</text:p>
          </table:table-cell>
          <table:table-cell/>
          <table:table-cell table:formula="of:=([.D12]*[.$F$1])/100+[.$G$1]*1000" office:value-type="float" office:value="3610167.35">
            <text:p>3610167,35</text:p>
          </table:table-cell>
          <table:table-cell table:formula="of:=[.F12]-[.F13]" office:value-type="float" office:value="-358221.840000001">
            <text:p>-358221,840000001</text:p>
          </table:table-cell>
        </table:table-row>
        <table:table-row table:style-name="ro1">
          <table:table-cell table:number-columns-repeated="2"/>
          <table:table-cell office:value-type="float" office:value="577.33">
            <text:p>577,33</text:p>
          </table:table-cell>
          <table:table-cell table:formula="of:=[.C13]*100" office:value-type="float" office:value="57733">
            <text:p>57733</text:p>
          </table:table-cell>
          <table:table-cell/>
          <table:table-cell table:formula="of:=([.D13]*[.$F$1])/100+[.$G$1]*1000" office:value-type="float" office:value="3968389.19">
            <text:p>3968389,19</text:p>
          </table:table-cell>
          <table:table-cell table:formula="of:=[.F13]-[.F14]" office:value-type="float" office:value="-339541.56">
            <text:p>-339541,56</text:p>
          </table:table-cell>
        </table:table-row>
        <table:table-row table:style-name="ro1">
          <table:table-cell table:number-columns-repeated="2"/>
          <table:table-cell office:value-type="float" office:value="540.25">
            <text:p>540,25</text:p>
          </table:table-cell>
          <table:table-cell table:formula="of:=[.C14]*100" office:value-type="float" office:value="54025">
            <text:p>54025</text:p>
          </table:table-cell>
          <table:table-cell/>
          <table:table-cell table:formula="of:=([.D14]*[.$F$1])/100+[.$G$1]*1000" office:value-type="float" office:value="4307930.75">
            <text:p>4307930,75</text:p>
          </table:table-cell>
          <table:table-cell table:formula="of:=[.F14]-[.F15]" office:value-type="float" office:value="-626155.66">
            <text:p>-626155,66</text:p>
          </table:table-cell>
        </table:table-row>
        <table:table-row table:style-name="ro1">
          <table:table-cell table:number-columns-repeated="2"/>
          <table:table-cell office:value-type="float" office:value="471.87">
            <text:p>471,87</text:p>
          </table:table-cell>
          <table:table-cell table:formula="of:=[.C15]*100" office:value-type="float" office:value="47187">
            <text:p>47187</text:p>
          </table:table-cell>
          <table:table-cell/>
          <table:table-cell table:formula="of:=([.D15]*[.$F$1])/100+[.$G$1]*1000" office:value-type="float" office:value="4934086.41">
            <text:p>4934086,41</text:p>
          </table:table-cell>
          <table:table-cell table:formula="of:=[.F15]-[.F16]" office:value-type="float" office:value="-560499.97">
            <text:p>-560499,97</text:p>
          </table:table-cell>
        </table:table-row>
        <table:table-row table:style-name="ro1">
          <table:table-cell table:number-columns-repeated="2"/>
          <table:table-cell office:value-type="float" office:value="410.66">
            <text:p>410,66</text:p>
          </table:table-cell>
          <table:table-cell table:formula="of:=[.C16]*100" office:value-type="float" office:value="41066">
            <text:p>41066</text:p>
          </table:table-cell>
          <table:table-cell/>
          <table:table-cell table:formula="of:=([.D16]*[.$F$1])/100+[.$G$1]*1000" office:value-type="float" office:value="5494586.38">
            <text:p>5494586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6.06">
            <text:p>356,06</text:p>
          </table:table-cell>
          <table:table-cell table:formula="of:=[.C17]*100" office:value-type="float" office:value="35606">
            <text:p>35606</text:p>
          </table:table-cell>
          <table:table-cell/>
          <table:table-cell table:formula="of:=([.C17]*[.$F$1])+[.$G$1]*1000" office:value-type="float" office:value="5994558.58">
            <text:p>5994558,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.48">
            <text:p>307,48</text:p>
          </table:table-cell>
          <table:table-cell table:formula="of:=[.C18]*100" office:value-type="float" office:value="30748">
            <text:p>30748</text:p>
          </table:table-cell>
          <table:table-cell/>
          <table:table-cell table:formula="of:=([.C18]*[.$F$1])+[.$G$1]*1000" office:value-type="float" office:value="6439405.64">
            <text:p>6439405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.42">
            <text:p>264,42</text:p>
          </table:table-cell>
          <table:table-cell table:formula="of:=[.C19]*100" office:value-type="float" office:value="26442">
            <text:p>26442</text:p>
          </table:table-cell>
          <table:table-cell/>
          <table:table-cell table:formula="of:=([.C19]*[.$F$1])+[.$G$1]*1000" office:value-type="float" office:value="6833706.06">
            <text:p>6833706,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6.37">
            <text:p>226,37</text:p>
          </table:table-cell>
          <table:table-cell table:formula="of:=[.C20]*100" office:value-type="float" office:value="22637">
            <text:p>22637</text:p>
          </table:table-cell>
          <table:table-cell/>
          <table:table-cell table:formula="of:=([.C20]*[.$F$1])+[.$G$1]*1000" office:value-type="float" office:value="7182129.91">
            <text:p>7182129,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4T11:04:47.56</meta:creation-date>
    <dc:date>2013-01-04T11:43:46.23</dc:date>
    <meta:editing-duration>PT8M38S</meta:editing-duration>
    <meta:editing-cycles>1</meta:editing-cycles>
    <meta:document-statistic meta:table-count="1" meta:cell-count="76" meta:object-count="1"/>
    <meta:generator>LibreOffice/3.6$Windows_x86 LibreOffice_project/e29a214-2bbed72-0621de6-a97528c-8f06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6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129cm" svg:height="18.374cm" xlink:href=".." xlink:type="simple" chart:class="chart:scatter" chart:style-name="ch1">
        <chart:legend chart:legend-position="end" svg:x="25.033cm" svg:y="8.613cm" style:legend-expansion="high" chart:style-name="ch2"/>
        <chart:plot-area chart:style-name="ch3" table:cell-range-address="Tabelle1.C3:Tabelle1.C3 Tabelle1.D4:Tabelle1.E20 Tabelle1.E3:Tabelle1.E3" chart:data-source-has-labels="row" svg:x="1.032cm" svg:y="1.603cm" svg:width="22.837cm" svg:height="15.984cm">
          <chartooo:coordinate-region svg:x="2.024cm" svg:y="1.815cm" svg:width="21.288cm" svg:height="15.0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20" chart:label-cell-address="Tabelle1.E3:Tabelle1.E3" chart:class="chart:scatter">
            <chart:domain table:cell-range-address="Tabelle1.D4:Tabelle1.D20"/>
            <chart:regression-curve chart:style-name="ch8">
              <chart:equation chart:display-r-square="true" svg:x="6.498cm" svg:y="3.18cm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Höhe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325">
                <text:p>101325</text:p>
                <draw:g>
                  <svg:desc>Tabelle1.D4:Tabelle1.D20</svg:desc>
                </draw:g>
              </table:table-cell>
              <table:table-cell office:value-type="float" office:value="0">
                <text:p>0</text:p>
                <draw:g>
                  <svg:desc>Tabelle1.E4:Tabelle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461">
                <text:p>954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876">
                <text:p>898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558">
                <text:p>845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498">
                <text:p>794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686">
                <text:p>7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112">
                <text:p>7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768">
                <text:p>65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645">
                <text:p>6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33">
                <text:p>57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025">
                <text:p>5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187">
                <text:p>47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066">
                <text:p>4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06">
                <text:p>35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48">
                <text:p>30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42">
                <text:p>2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37">
                <text:p>226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